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1428A2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style:keep-together="true"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style:keep-together="true" fo:keep-together="auto"/>
    </style:style>
    <style:style style:name="Table1.9" style:family="table-row">
      <style:table-row-properties style:min-row-height="0.261cm" style:keep-together="true"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style:keep-together="true"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style:keep-together="true" fo:keep-together="auto"/>
    </style:style>
    <style:style style:name="Table2.6" style:family="table-row">
      <style:table-row-properties style:min-row-height="0.536cm" style:keep-together="true" fo:keep-together="auto"/>
    </style:style>
    <style:style style:name="Table2.15" style:family="table-row">
      <style:table-row-properties style:min-row-height="0.61cm" style:keep-together="true" fo:keep-together="auto"/>
    </style:style>
    <style:style style:name="Table2.16" style:family="table-row">
      <style:table-row-properties style:min-row-height="0.633cm" style:keep-together="true" fo:keep-together="auto"/>
    </style:style>
    <style:style style:name="Table2.B16" style:family="table-cell">
      <style:table-cell-properties style:vertical-align="middle" fo:padding="0cm" fo:border="none" style:writing-mode="lr-tb"/>
    </style:style>
    <style:style style:name="Table2.17" style:family="table-row">
      <style:table-row-properties style:min-row-height="0.231cm" style:keep-together="true" fo:keep-together="auto"/>
    </style:style>
    <style:style style:name="Table2.18" style:family="table-row">
      <style:table-row-properties style:min-row-height="0.247cm" style:keep-together="true" fo:keep-together="auto"/>
    </style:style>
    <style:style style:name="Table2.19" style:family="table-row">
      <style:table-row-properties style:min-row-height="0.25cm" style:keep-together="true" fo:keep-together="auto"/>
    </style:style>
    <style:style style:name="Table2.20" style:family="table-row">
      <style:table-row-properties style:min-row-height="0.305cm" style:keep-together="true" fo:keep-together="auto"/>
    </style:style>
    <style:style style:name="Table2.28" style:family="table-row">
      <style:table-row-properties style:min-row-height="0.374cm" style:keep-together="true" fo:keep-together="auto"/>
    </style:style>
    <style:style style:name="Table3" style:family="table">
      <style:table-properties style:width="10.019cm" fo:margin-left="0.035cm" table:align="left" style:writing-mode="lr-tb"/>
    </style:style>
    <style:style style:name="Table3.A" style:family="table-column">
      <style:table-column-properties style:column-width="0.758cm"/>
    </style:style>
    <style:style style:name="Table3.B" style:family="table-column">
      <style:table-column-properties style:column-width="2.064cm"/>
    </style:style>
    <style:style style:name="Table3.C" style:family="table-column">
      <style:table-column-properties style:column-width="7.197cm"/>
    </style:style>
    <style:style style:name="Table3.1" style:family="table-row">
      <style:table-row-properties style:min-row-height="0.385cm" style:keep-together="true" fo:keep-together="auto"/>
    </style:style>
    <style:style style:name="Table3.A1" style:family="table-cell">
      <style:table-cell-properties style:vertical-align="bottom" fo:padding-left="0.282cm" fo:padding-right="0cm" fo:padding-top="0cm" fo:padding-bottom="0cm" fo:border="none" style:writing-mode="lr-tb"/>
    </style:style>
    <style:style style:name="Table3.2" style:family="table-row">
      <style:table-row-properties style:min-row-height="0.268cm" style:keep-together="true" fo:keep-together="auto"/>
    </style:style>
    <style:style style:name="Table3.A3" style:family="table-cell">
      <style:table-cell-properties style:vertical-align="top" fo:padding-left="0.282cm" fo:padding-right="0cm" fo:padding-top="0cm" fo:padding-bottom="0cm" fo:border="none" style:writing-mode="lr-tb"/>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style:keep-together="true"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style:keep-together="true"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423cm" fo:orphans="0" fo:widows="0" style:text-autospace="none"/>
      <style:text-properties style:font-name="Helvetica" fo:font-size="6.5pt" style:font-size-asian="6.5pt" style:font-size-complex="6.5pt"/>
    </style:style>
    <style:style style:name="P14"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20"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1"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22" style:family="paragraph" style:parent-style-name="Standard">
      <style:paragraph-properties fo:line-height="0.272cm" fo:orphans="0" fo:widows="0" style:text-autospace="none"/>
    </style:style>
    <style:style style:name="P23" style:family="paragraph" style:parent-style-name="Standard">
      <style:paragraph-properties fo:line-height="0.27cm" fo:orphans="0" fo:widows="0" style:text-autospace="none"/>
    </style:style>
    <style:style style:name="P24" style:family="paragraph" style:parent-style-name="Standard">
      <style:paragraph-properties fo:line-height="0.305cm" fo:orphans="0" fo:widows="0" style:text-autospace="none"/>
    </style:style>
    <style:style style:name="P25" style:family="paragraph" style:parent-style-name="Standard">
      <style:paragraph-properties fo:line-height="0.12cm" fo:orphans="0" fo:widows="0" style:text-autospace="none"/>
    </style:style>
    <style:style style:name="P26" style:family="paragraph" style:parent-style-name="Standard">
      <style:paragraph-properties fo:line-height="0.002cm" fo:orphans="0" fo:widows="0" style:text-autospace="none"/>
    </style:style>
    <style:style style:name="P27" style:family="paragraph" style:parent-style-name="Standard">
      <style:paragraph-properties fo:line-height="0.146cm" fo:orphans="0" fo:widows="0" style:text-autospace="none"/>
    </style:style>
    <style:style style:name="P28" style:family="paragraph" style:parent-style-name="Standard">
      <style:paragraph-properties fo:line-height="0.519cm" fo:orphans="0" fo:widows="0" style:text-autospace="none"/>
    </style:style>
    <style:style style:name="P29" style:family="paragraph" style:parent-style-name="Standard">
      <style:paragraph-properties fo:line-height="0.173cm" fo:orphans="0" fo:widows="0" style:text-autospace="none"/>
    </style:style>
    <style:style style:name="P30" style:family="paragraph" style:parent-style-name="Standard">
      <style:paragraph-properties fo:orphans="0" fo:widows="0" style:text-autospace="none"/>
    </style:style>
    <style:style style:name="P31" style:family="paragraph" style:parent-style-name="Standard">
      <style:paragraph-properties fo:orphans="0" fo:widows="0" style:text-autospace="none" style:snap-to-layout-grid="false"/>
    </style:style>
    <style:style style:name="P32" style:family="paragraph" style:parent-style-name="Standard">
      <style:paragraph-properties fo:orphans="0" fo:widows="0" style:text-autospace="none">
        <style:tab-stops>
          <style:tab-stop style:position="1.623cm"/>
        </style:tab-stops>
      </style:paragraph-properties>
    </style:style>
    <style:style style:name="P33" style:family="paragraph" style:parent-style-name="Standard">
      <style:paragraph-properties fo:orphans="0" fo:widows="0" style:text-autospace="none" style:snap-to-layout-grid="false"/>
      <style:text-properties fo:font-size="7.5pt" style:font-size-asian="7.5pt" style:font-size-complex="7.5pt"/>
    </style:style>
    <style:style style:name="P34" style:family="paragraph" style:parent-style-name="Standard">
      <style:paragraph-properties fo:line-height="0.279cm" fo:orphans="0" fo:widows="0" style:text-autospace="none"/>
    </style:style>
    <style:style style:name="P35" style:family="paragraph" style:parent-style-name="Standard">
      <style:paragraph-properties fo:line-height="0.113cm" fo:orphans="0" fo:widows="0" style:text-autospace="none"/>
    </style:style>
    <style:style style:name="P36" style:family="paragraph" style:parent-style-name="Standard">
      <style:paragraph-properties fo:line-height="0.162cm" fo:orphans="0" fo:widows="0" style:text-autospace="none"/>
    </style:style>
    <style:style style:name="P37" style:family="paragraph" style:parent-style-name="Standard">
      <style:paragraph-properties fo:line-height="0.004cm" fo:orphans="0" fo:widows="0" style:text-autospace="none"/>
    </style:style>
    <style:style style:name="P38" style:family="paragraph" style:parent-style-name="Standard">
      <style:paragraph-properties fo:line-height="0.005cm" fo:orphans="0" fo:widows="0" style:text-autospace="none"/>
    </style:style>
    <style:style style:name="P39" style:family="paragraph" style:parent-style-name="Standard">
      <style:paragraph-properties fo:line-height="0.183cm" fo:orphans="0" fo:widows="0" style:text-autospace="none"/>
    </style:style>
    <style:style style:name="P40" style:family="paragraph" style:parent-style-name="Standard">
      <style:paragraph-properties fo:line-height="0.43cm" fo:orphans="0" fo:widows="0" style:text-autospace="none"/>
    </style:style>
    <style:style style:name="P41" style:family="paragraph" style:parent-style-name="Standard">
      <style:paragraph-properties fo:orphans="0" fo:widows="0" style:text-autospace="none" style:snap-to-layout-grid="false"/>
      <style:text-properties fo:font-size="1pt" style:font-size-asian="1pt" style:font-size-complex="1pt"/>
    </style:style>
    <style:style style:name="P42" style:family="paragraph" style:parent-style-name="Standard">
      <style:paragraph-properties fo:orphans="0" fo:widows="0" style:text-autospace="none" style:snap-to-layout-grid="false"/>
      <style:text-properties fo:font-size="5pt" style:font-size-asian="5pt" style:font-size-complex="5pt"/>
    </style:style>
    <style:style style:name="P43" style:family="paragraph" style:parent-style-name="Standard">
      <style:paragraph-properties fo:orphans="0" fo:widows="0" style:text-autospace="none" style:snap-to-layout-grid="false"/>
      <style:text-properties fo:font-size="10pt" style:font-size-asian="10pt" style:font-size-complex="10pt"/>
    </style:style>
    <style:style style:name="P44"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5" style:family="paragraph" style:parent-style-name="Standard">
      <style:paragraph-properties fo:line-height="0.012cm" fo:orphans="0" fo:widows="0" style:text-autospace="none"/>
    </style:style>
    <style:style style:name="P46" style:family="paragraph" style:parent-style-name="Standard">
      <style:paragraph-properties fo:line-height="0.245cm" fo:orphans="0" fo:widows="0" style:text-autospace="none" style:snap-to-layout-grid="false"/>
    </style:style>
    <style:style style:name="P47" style:family="paragraph" style:parent-style-name="Standard">
      <style:paragraph-properties fo:line-height="0.303cm" fo:orphans="0" fo:widows="0" style:text-autospace="none" style:snap-to-layout-grid="false"/>
    </style:style>
    <style:style style:name="P48" style:family="paragraph" style:parent-style-name="Standard">
      <style:paragraph-properties fo:line-height="0.307cm" fo:orphans="0" fo:widows="0" style:text-autospace="none" style:snap-to-layout-grid="false"/>
    </style:style>
    <style:style style:name="P49" style:family="paragraph" style:parent-style-name="Standard">
      <style:paragraph-properties fo:line-height="0.342cm" fo:orphans="0" fo:widows="0" style:text-autospace="none"/>
    </style:style>
    <style:style style:name="P50" style:family="paragraph" style:parent-style-name="Standard">
      <style:paragraph-properties fo:line-height="0.037cm" fo:orphans="0" fo:widows="0" style:text-autospace="none"/>
    </style:style>
    <style:style style:name="P51" style:family="paragraph" style:parent-style-name="Standard">
      <style:paragraph-properties fo:line-height="0.044cm" fo:orphans="0" fo:widows="0" style:text-autospace="none"/>
    </style:style>
    <style:style style:name="P52" style:family="paragraph" style:parent-style-name="Standard">
      <style:paragraph-properties fo:line-height="0.316cm" fo:orphans="0" fo:widows="0" style:text-autospace="none"/>
    </style:style>
    <style:style style:name="P53" style:family="paragraph" style:parent-style-name="Standard">
      <style:paragraph-properties fo:line-height="0.15cm" fo:orphans="0" fo:widows="0" style:text-autospace="none"/>
    </style:style>
    <style:style style:name="P54"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5" style:family="paragraph" style:parent-style-name="Standard">
      <style:paragraph-properties fo:line-height="0.009cm" fo:orphans="0" fo:widows="0" style:text-autospace="none"/>
    </style:style>
    <style:style style:name="P56" style:family="paragraph" style:parent-style-name="Standard">
      <style:paragraph-properties fo:line-height="0.176cm" fo:orphans="0" fo:widows="0" style:text-autospace="none"/>
    </style:style>
    <style:style style:name="P57" style:family="paragraph" style:parent-style-name="Standard">
      <style:paragraph-properties fo:line-height="0.423cm" fo:orphans="0" fo:widows="0" style:text-autospace="none"/>
    </style:style>
    <style:style style:name="P58" style:family="paragraph" style:parent-style-name="Standard">
      <style:paragraph-properties fo:line-height="0.261cm" fo:orphans="0" fo:widows="0" style:text-autospace="none"/>
    </style:style>
    <style:style style:name="P59" style:family="paragraph" style:parent-style-name="Standard">
      <style:paragraph-properties fo:line-height="0.295cm" fo:orphans="0" fo:widows="0" style:text-autospace="none"/>
    </style:style>
    <style:style style:name="P60" style:family="paragraph" style:parent-style-name="Standard">
      <style:paragraph-properties fo:line-height="0.048cm" fo:orphans="0" fo:widows="0" style:text-autospace="none"/>
    </style:style>
    <style:style style:name="P61" style:family="paragraph" style:parent-style-name="Standard">
      <style:paragraph-properties fo:line-height="0.102cm" fo:orphans="0" fo:widows="0" style:text-autospace="none"/>
    </style:style>
    <style:style style:name="P62" style:family="paragraph" style:parent-style-name="Standard">
      <style:paragraph-properties fo:line-height="0.415cm" fo:orphans="0" fo:widows="0" style:text-autospace="none"/>
    </style:style>
    <style:style style:name="P63" style:family="paragraph" style:parent-style-name="Standard">
      <style:paragraph-properties fo:line-height="0.162cm" fo:orphans="0" fo:widows="0" style:text-autospace="none"/>
      <style:text-properties fo:font-size="6.5pt" style:font-size-asian="6.5pt" style:font-size-complex="6.5pt"/>
    </style:style>
    <style:style style:name="P64" style:family="paragraph" style:parent-style-name="Standard">
      <style:paragraph-properties fo:margin-left="0cm" fo:margin-right="-0.102cm" fo:line-height="0.353cm" fo:orphans="0" fo:widows="0" fo:text-indent="0cm" style:auto-text-indent="false" style:text-autospace="none"/>
    </style:style>
    <style:style style:name="P65"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6"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7"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8" style:family="paragraph" style:parent-style-name="Standard">
      <style:paragraph-properties fo:margin-left="0.035cm" fo:margin-right="0cm" fo:orphans="0" fo:widows="0" fo:text-indent="0cm" style:auto-text-indent="false" style:text-autospace="none"/>
    </style:style>
    <style:style style:name="P69"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70"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2"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3"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4"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5" style:family="paragraph" style:parent-style-name="Standard">
      <style:paragraph-properties fo:margin-left="0.035cm" fo:margin-right="0cm" fo:line-height="140%" fo:orphans="0" fo:widows="0" fo:text-indent="0cm" style:auto-text-indent="false" style:text-autospace="none" style:punctuation-wrap="simple"/>
    </style:style>
    <style:style style:name="P76"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7"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9"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1"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82" style:family="paragraph" style:parent-style-name="Standard">
      <style:paragraph-properties fo:margin-left="2.187cm" fo:margin-right="0cm" fo:orphans="0" fo:widows="0" fo:text-indent="0cm" style:auto-text-indent="false" style:text-autospace="none"/>
    </style:style>
    <style:style style:name="P83" style:family="paragraph" style:parent-style-name="Standard">
      <style:paragraph-properties fo:margin-left="2.187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84"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5" style:family="paragraph" style:parent-style-name="Standard">
      <style:paragraph-properties fo:margin-left="1.658cm" fo:margin-right="0cm" fo:orphans="0" fo:widows="0" fo:text-indent="0cm" style:auto-text-indent="false" style:text-autospace="none"/>
    </style:style>
    <style:style style:name="P86"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7"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8" style:family="paragraph" style:parent-style-name="Standard">
      <style:paragraph-properties fo:margin-left="2.716cm" fo:margin-right="0cm" fo:orphans="0" fo:widows="0" fo:text-indent="0cm" style:auto-text-indent="false" style:text-autospace="none"/>
    </style:style>
    <style:style style:name="P89"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90"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91" style:family="paragraph" style:parent-style-name="Standard">
      <style:paragraph-properties fo:margin-left="2.716cm" fo:margin-right="0cm" fo:line-height="90%" fo:orphans="0" fo:widows="0" fo:text-indent="0cm" style:auto-text-indent="false" style:text-autospace="none"/>
    </style:style>
    <style:style style:name="P92" style:family="paragraph" style:parent-style-name="Standard">
      <style:paragraph-properties fo:margin-left="2.716cm" fo:margin-right="0cm" fo:line-height="0.307cm" fo:orphans="0" fo:widows="0" fo:text-indent="0cm" style:auto-text-indent="false" style:text-autospace="none"/>
    </style:style>
    <style:style style:name="P93" style:family="paragraph" style:parent-style-name="Standard">
      <style:paragraph-properties fo:margin-left="1.679cm" fo:margin-right="0cm" fo:orphans="0" fo:widows="0" fo:text-indent="0cm" style:auto-text-indent="false" style:text-autospace="none"/>
    </style:style>
    <style:style style:name="P94"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5"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6"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7"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8"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9"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100"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01"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102"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3"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4"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5"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7"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8" style:family="paragraph" style:parent-style-name="Standard">
      <style:paragraph-properties fo:margin-left="0cm" fo:margin-right="0.176cm" fo:orphans="2" fo:widows="0" fo:text-indent="0cm" style:auto-text-indent="false" fo:keep-with-next="always" style:text-autospace="none" style:punctuation-wrap="simple"/>
      <style:text-properties style:font-name="Helvetica" fo:font-size="6.5pt" style:font-size-asian="6.5pt" style:font-name-complex="Helvetica" style:font-size-complex="6.5pt"/>
    </style:style>
    <style:style style:name="P109"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0"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11" style:family="paragraph" style:parent-style-name="Standard">
      <style:paragraph-properties fo:margin-left="0.529cm" fo:margin-right="0cm" fo:orphans="2" fo:widows="0" fo:text-indent="0cm" style:auto-text-indent="false" fo:keep-with-next="always" style:text-autospace="none"/>
      <style:text-properties style:font-name="Courier New" fo:font-size="6.5pt" style:font-size-asian="6.5pt" style:font-name-complex="Courier New" style:font-size-complex="6.5pt"/>
    </style:style>
    <style:style style:name="P112"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3"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4"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5" style:family="paragraph" style:parent-style-name="Standard">
      <style:paragraph-properties fo:margin-left="0.501cm" fo:margin-right="0cm" fo:line-height="0.002cm" fo:orphans="0" fo:widows="0" fo:text-indent="0cm" style:auto-text-indent="false" style:text-autospace="none"/>
    </style:style>
    <style:style style:name="P116"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7" style:family="paragraph" style:parent-style-name="Standard">
      <style:paragraph-properties fo:margin-left="0cm" fo:margin-right="3.14cm" fo:line-height="140%" fo:orphans="0" fo:widows="0" fo:text-indent="0cm" style:auto-text-indent="false" style:text-autospace="none" style:punctuation-wrap="simple"/>
    </style:style>
    <style:style style:name="P118" style:family="paragraph" style:parent-style-name="Standard">
      <style:paragraph-properties fo:margin-left="2.822cm" fo:margin-right="2.787cm" fo:line-height="165%" fo:orphans="0" fo:widows="0" fo:text-indent="0.086cm" style:auto-text-indent="false" style:text-autospace="none" style:punctuation-wrap="simple"/>
      <style:text-properties fo:color="#ff0000" style:font-name="Helvetica" fo:font-size="6pt" fo:font-weight="bold" style:font-size-asian="6pt" style:font-weight-asian="bold" style:font-name-complex="Helvetica" style:font-size-complex="6pt" style:font-weight-complex="bold"/>
    </style:style>
    <style:style style:name="P119" style:family="paragraph" style:parent-style-name="Standard">
      <style:paragraph-properties fo:margin-left="2.381cm" fo:margin-right="2.185cm" fo:line-height="165%" fo:orphans="0" fo:widows="0" fo:text-indent="0.086cm" style:auto-text-indent="false" style:text-autospace="none" style:punctuation-wrap="simple"/>
    </style:style>
    <style:style style:name="P120"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21"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2"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3"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6"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7"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8"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9"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30"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31" style:family="paragraph" style:parent-style-name="Standard">
      <style:paragraph-properties fo:margin-left="1.603cm" fo:margin-right="0cm" fo:orphans="0" fo:widows="0" fo:text-indent="0cm" style:auto-text-indent="false" style:text-autospace="none"/>
    </style:style>
    <style:style style:name="P132"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33" style:family="paragraph" style:parent-style-name="Standard">
      <style:paragraph-properties fo:margin-left="1.603cm" fo:margin-right="0cm" fo:line-height="0.004cm" fo:orphans="0" fo:widows="0" fo:text-indent="0cm" style:auto-text-indent="false" style:text-autospace="none"/>
    </style:style>
    <style:style style:name="P134"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35" style:family="paragraph" style:parent-style-name="Standard" style:master-page-name="">
      <style:paragraph-properties fo:orphans="2" fo:widows="0"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36"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7"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38" style:family="paragraph" style:parent-style-name="Standard">
      <style:paragraph-properties fo:line-height="0.113cm" fo:orphans="2" fo:widows="0" fo:keep-with-next="always" style:text-autospace="none"/>
    </style:style>
    <style:style style:name="P139" style:family="paragraph" style:parent-style-name="Standard">
      <style:paragraph-properties fo:line-height="0.002cm" fo:orphans="2" fo:widows="0" fo:keep-with-next="always" style:text-autospace="none"/>
    </style:style>
    <style:style style:name="P140" style:family="paragraph" style:parent-style-name="Standard">
      <style:paragraph-properties fo:orphans="2" fo:widows="0" fo:keep-with-next="always" style:text-autospace="none"/>
      <style:text-properties style:font-name="Courier New" fo:font-size="6.5pt" style:font-size-asian="6.5pt" style:font-name-complex="Courier New" style:font-size-complex="6.5pt"/>
    </style:style>
    <style:style style:name="P141" style:family="paragraph" style:parent-style-name="Standard">
      <style:paragraph-properties fo:line-height="0.005cm" fo:orphans="2" fo:widows="0" fo:keep-with-next="always" style:text-autospace="none"/>
    </style:style>
    <style:style style:name="P142" style:family="paragraph" style:parent-style-name="Standard">
      <style:paragraph-properties fo:line-height="0.009cm" fo:orphans="2" fo:widows="0" fo:keep-with-next="always" style:text-autospace="none"/>
    </style:style>
    <style:style style:name="P143" style:family="paragraph" style:parent-style-name="Standard">
      <style:paragraph-properties fo:margin-left="0.529cm" fo:margin-right="11.501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4" style:family="paragraph" style:parent-style-name="Standard">
      <style:paragraph-properties fo:margin-left="0.529cm" fo:margin-right="10.548cm" fo:line-height="110%" fo:orphans="2" fo:widows="0" fo:text-indent="0cm" style:auto-text-indent="false" fo:keep-with-next="always" style:text-autospace="none" style:punctuation-wrap="simple"/>
      <style:text-properties style:font-name="Courier New" fo:font-size="6pt" style:font-size-asian="6pt" style:font-name-complex="Courier New" style:font-size-complex="6pt"/>
    </style:style>
    <style:style style:name="P145" style:family="paragraph" style:parent-style-name="Standard">
      <style:paragraph-properties fo:margin-left="0.529cm" fo:margin-right="9.349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6" style:family="paragraph" style:parent-style-name="Standard" style:master-page-name="">
      <style:paragraph-properties fo:margin-left="-0.101cm" fo:margin-right="0cm" fo:orphans="0" fo:widows="0" fo:text-indent="0cm" style:auto-text-indent="false" style:page-number="auto" fo:break-before="page" style:text-autospace="none"/>
      <style:text-properties style:font-name="Helvetica" fo:font-size="7.5pt" fo:font-weight="bold" style:font-size-asian="7.5pt" style:font-weight-asian="bold" style:font-name-complex="Helvetica" style:font-size-complex="7.5pt" style:font-weight-complex="bold"/>
    </style:style>
    <style:style style:name="P147"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48"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9"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50"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1"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2"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3"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54"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5"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7"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8"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9"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0"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1"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pt" style:font-size-asian="6pt" style:font-name-complex="Helvetica" style:font-size-complex="6pt"/>
    </style:style>
    <style:style style:name="T8" style:family="text">
      <style:text-properties style:font-name="Helvetica" fo:font-size="6pt" fo:font-weight="bold" style:font-size-asian="6pt" style:font-weight-asian="bold" style:font-name-complex="Helvetica" style:font-size-complex="6pt" style:font-weight-complex="bold"/>
    </style:style>
    <style:style style:name="T9" style:family="text">
      <style:text-properties style:font-name="Helvetica" fo:font-size="6pt" fo:font-weight="bold" style:font-size-asian="6pt" style:font-name-complex="Wingdings" style:font-size-complex="6pt"/>
    </style:style>
    <style:style style:name="T10" style:family="text">
      <style:text-properties style:font-name="Helvetica" fo:font-size="6pt" fo:font-weight="normal" style:font-size-asian="6pt" style:font-weight-asian="normal" style:font-name-complex="Helvetica" style:font-size-complex="6pt" style:font-weight-complex="normal"/>
    </style:style>
    <style:style style:name="T11"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2" style:family="text">
      <style:text-properties style:text-position="sub 58%" style:font-name="Arial" fo:font-size="19.5pt" fo:font-weight="bold" style:font-size-asian="19.5pt" style:font-weight-asian="bold" style:font-name-complex="Arial" style:font-size-complex="19.5pt" style:font-weight-complex="bold"/>
    </style:style>
    <style:style style:name="T13" style:family="text">
      <style:text-properties style:font-name="Arial" fo:font-size="6.5pt" fo:font-weight="bold" style:font-size-asian="6.5pt" style:font-weight-asian="bold" style:font-name-complex="Arial" style:font-size-complex="6.5pt" style:font-weight-complex="bold"/>
    </style:style>
    <style:style style:name="T14" style:family="text">
      <style:text-properties style:font-name="Wingdings" fo:font-size="6pt" style:font-size-asian="6pt" style:font-name-complex="Wingdings" style:font-size-complex="6pt"/>
    </style:style>
    <style:style style:name="T15"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draw:frame draw:style-name="fr1" draw:name="graphics1" text:anchor-type="char" svg:x="3.634cm" svg:y="-0.277cm" svg:width="6.205cm" svg:height="6.205cm" draw:z-index="0"><draw:image xlink:href="Pictures/1000000000000200000002001428A249.png" xlink:type="simple" xlink:show="embed" xlink:actuate="onLoad"/></draw:frame></text:p>
      <text:p text:style-name="P1"/>
      <text:p text:style-name="P1"/>
      <text:p text:style-name="P64"/>
      <text:p text:style-name="P1"/>
      <text:p text:style-name="P1"/>
      <text:p text:style-name="P1"/>
      <text:p text:style-name="P1"/>
      <text:p text:style-name="P1"/>
      <text:p text:style-name="P1"/>
      <text:p text:style-name="P1"/>
      <text:p text:style-name="P1"/>
      <text:p text:style-name="P2"/>
      <text:p text:style-name="P65"/>
      <text:p text:style-name="P65">Oolite</text:p>
      <text:p text:style-name="P22"/>
      <text:p text:style-name="P67"><text:s/>Version 1.77</text:p>
      <text:p text:style-name="P23"/>
      <text:p text:style-name="P66">Installation</text:p>
      <text:p text:style-name="P24"/>
      <text:p text:style-name="P71">Mac OS X</text:p>
      <text:p text:style-name="P25"/>
      <text:p text:style-name="P78">Drag the 'Oolite' folder (containing Oolite, this ReadMe, the License and the 'AddOns' folder) to any convenient place on your hard drive.</text:p>
      <text:p text:style-name="P26"/>
      <text:p text:style-name="P72">If you are upgrading from a previous version of Oolite then drag the Oolite application from this disk's Oolite folder to your own Oolite folder.</text:p>
      <text:p text:style-name="P27"/>
      <text:p text:style-name="P73">To run the game, double-click on the file 'Oolite.app' (the Oolite icon) in the 'Oolite' folder.</text:p>
      <text:p text:style-name="P22"/>
      <text:p text:style-name="P73">Oolite requires Mac OS X 10.5 or later.</text:p>
      <text:p text:style-name="P22"/>
      <text:p text:style-name="P71">Windows</text:p>
      <text:p text:style-name="P25"/>
      <text:p text:style-name="P80">A folder called 'Oolite' has been created in Start -&gt; Program Files. This folder has icons for running the game, the reference sheet, the link to the official Oolite website, the Advice for New Commanders guide, this ReadMe and an uninstall program.</text:p>
      <text:p text:style-name="P27"/>
      <text:p text:style-name="P73">To run the game, choose the Oolite icon in the 'Oolite' folder.</text:p>
      <text:p text:style-name="P28"/>
      <text:p text:style-name="P81">Basic Instructions</text:p>
      <text:p text:style-name="P24"/>
      <text:p text:style-name="P71">Mac OS X</text:p>
      <text:p text:style-name="P25"/>
      <text:p text:style-name="P73">Oolite is mostly controlled from the keyboard and joystick, although the mouse can also be used in full-screen mode.</text:p>
      <text:p text:style-name="P29"/>
      <text:p text:style-name="P71">Windows and Linux</text:p>
      <text:p text:style-name="P25"/>
      <text:p text:style-name="P73">Oolite can be controlled from the keyboard, joystick or mouse</text:p>
      <text:p text:style-name="P29"/>
      <text:p text:style-name="P3">In Dock Commands:</text:p>
      <text:p text:style-name="P34"/>
      <text:p text:style-name="P32"><text:span text:style-name="T2">1 </text:span><text:span text:style-name="T3">or</text:span><text:span text:style-name="T2"> f1</text:span><text:tab/><text:span text:style-name="T7">• </text:span><text:span text:style-name="T8">Launch.</text:span><text:span text:style-name="T7"> Propels your spacecraft from docked station.</text:span></text:p>
      <text:p text:style-name="P22"/>
      <text:p text:style-name="P32"><text:span text:style-name="T2">2 </text:span><text:span text:style-name="T3">or</text:span><text:span text:style-name="T2"> f2</text:span><text:tab/><text:span text:style-name="T7">• </text:span><text:span text:style-name="T8">Quick-Save / Save / Load / Begin New Game</text:span></text:p>
      <text:p text:style-name="P35"/>
      <text:p text:style-name="P82"><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6"/>
      <text:p text:style-name="P85"><text:span text:style-name="T3">• </text:span><text:span text:style-name="T2">Game Options...</text:span></text:p>
      <text:p text:style-name="P35"/>
      <text:p text:style-name="P82"><text:span text:style-name="T3">• </text:span><text:span text:style-name="T2">Autosave</text:span></text:p>
      <text:p text:style-name="P37"/>
      <text:p text:style-name="P88"><text:span text:style-name="T3">Use </text:span><text:span text:style-name="T2">left</text:span><text:span text:style-name="T3"> and </text:span><text:span text:style-name="T2">right</text:span><text:span text:style-name="T3"> to enable/disable the autosave feature.</text:span></text:p>
      <text:p text:style-name="P37"/>
      <text:p text:style-name="P89">When enabled, Autosave will create a saved game every time you launch from a planetary station.</text:p>
      <text:p text:style-name="P37"/>
      <text:p text:style-name="P82"><text:span text:style-name="T3">• </text:span><text:span text:style-name="T2">Docking Clearance Protocol</text:span></text:p>
      <text:p text:style-name="P90">When enabled, the main Galcop station (and some OXP stations) will use the docking clearance protocol, and docking without clearance will result in a fine.</text:p>
      <text:p text:style-name="P82"><text:span text:style-name="T3">• </text:span><text:span text:style-name="T2">Sound Volume</text:span></text:p>
      <text:p text:style-name="P37"/>
      <text:p text:style-name="P88"><text:span text:style-name="T3">Use </text:span><text:span text:style-name="T2">left</text:span><text:span text:style-name="T3"> or </text:span><text:span text:style-name="T2">right</text:span><text:span text:style-name="T3"> to adjust the volume for effects and spoken messages.</text:span></text:p>
      <text:p text:style-name="P37"/>
      <text:p text:style-name="P37"/>
      <text:p text:style-name="P82"><text:span text:style-name="T3">• </text:span><text:span text:style-name="T2">Spoken Messages</text:span></text:p>
      <text:p text:style-name="P37"/>
      <text:p text:style-name="P88"><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7"/>
      <text:p text:style-name="P89">Spoken messages uses the default voice chosen in System Preferences.</text:p>
      <text:p text:style-name="P37"/>
      <text:p text:style-name="P82"><text:span text:style-name="T3">• </text:span><text:span text:style-name="T2">Music</text:span></text:p>
      <text:p text:style-name="P37"/>
      <text:p text:style-name="P88"><text:span text:style-name="T3">Use </text:span><text:span text:style-name="T2">left</text:span><text:span text:style-name="T3"> and </text:span><text:span text:style-name="T2">right</text:span><text:span text:style-name="T3"> to toggle music on/off.</text:span></text:p>
      <text:p text:style-name="P37"/>
      <text:p text:style-name="P89">(Mac only): Also used to toggle the iTunes integration on/off.</text:p>
      <text:p text:style-name="P37"/>
      <text:p text:style-name="P89">See below for more details about iTunes integration.</text:p>
      <text:p text:style-name="P37"/>
      <text:p text:style-name="P82"><text:span text:style-name="T3">• </text:span><text:span text:style-name="T2">Full Screen Mode</text:span></text:p>
      <text:p text:style-name="P37"/>
      <text:p text:style-name="P88"><text:span text:style-name="T3">Use </text:span><text:span text:style-name="T2">left</text:span><text:span text:style-name="T3"> or </text:span><text:span text:style-name="T2">right</text:span><text:span text:style-name="T3"> to select screen size and refresh rate.</text:span></text:p>
      <text:p text:style-name="P37"/>
      <text:p text:style-name="P89">Changes will only apply the next time you switch into full-screen mode.</text:p>
      <text:p text:style-name="P37"/>
      <text:p text:style-name="P82"><text:span text:style-name="T3">• </text:span><text:span text:style-name="T2">Play in Full Screen / Play in Window (Windows / Linux only)</text:span></text:p>
      <text:p text:style-name="P91"><text:span text:style-name="T3">Press </text:span><text:span text:style-name="T2">Enter</text:span><text:span text:style-name="T3"> to toggle between Window and Full Screen game view.</text:span></text:p>
      <text:p text:style-name="P26"/>
      <text:p text:style-name="P92"><text:span text:style-name="T3">(Mac: Press </text:span><text:span text:style-name="T11">⌘</text:span><text:span text:style-name="T2">F</text:span><text:span text:style-name="T3"> during flight to toggle between the two.)</text:span></text:p>
      <text:p text:style-name="P38"/>
      <text:p text:style-name="P83">• Reduced Detail</text:p>
      <text:p text:style-name="P37"/>
      <text:p text:style-name="P88"><text:span text:style-name="T3">Use </text:span><text:span text:style-name="T2">left</text:span><text:span text:style-name="T3"> and </text:span><text:span text:style-name="T2">right</text:span><text:span text:style-name="T3"> to turn reduced detail on/off.</text:span></text:p>
      <text:p text:style-name="P37"/>
      <text:p text:style-name="P89">Removing some graphic complexity increases the frame rate on slower Computers.</text:p>
      <text:p text:style-name="P37"/>
      <text:p text:style-name="P82"><text:span text:style-name="T3">• </text:span><text:span text:style-name="T2">Wireframe Graphics</text:span></text:p>
      <text:p text:style-name="P37"/>
      <text:p text:style-name="P88"><text:span text:style-name="T3">Use </text:span><text:span text:style-name="T2">left</text:span><text:span text:style-name="T3"> and </text:span><text:span text:style-name="T2">right</text:span><text:span text:style-name="T3"> to select/deselect retro-look wireframe graphics mode.</text:span></text:p>
      <text:p text:style-name="P5"/>
      <text:p text:style-name="P82"><text:span text:style-name="T3">• </text:span><text:span text:style-name="T2">Detailed Planets</text:span></text:p>
      <text:p text:style-name="P37"/>
      <text:p text:style-name="P88"><text:span text:style-name="T3">Use </text:span><text:span text:style-name="T2">left</text:span><text:span text:style-name="T3"> or </text:span><text:span text:style-name="T2">right</text:span><text:span text:style-name="T3"> to </text:span><text:span text:style-name="T4">select/deselect procedurally generated planet rendering.</text:span></text:p>
      <text:p text:style-name="P37"/>
      <text:p text:style-name="P82"><text:span text:style-name="T3">• </text:span><text:span text:style-name="T2">Shader Effects</text:span></text:p>
      <text:p text:style-name="P37"/>
      <text:p text:style-name="P88"><text:span text:style-name="T3">Use </text:span><text:span text:style-name="T2">left</text:span><text:span text:style-name="T3"> or </text:span><text:span text:style-name="T2">right</text:span><text:span text:style-name="T3"> to adjust the desired level of shaders utilisation between None, Simple and Full.</text:span></text:p>
      <text:p text:style-name="P37"/>
      <text:p text:style-name="P89">(Not available if your graphics hardware has no shaders support.)</text:p>
      <text:p text:style-name="P82"><text:span text:style-name="T3">.• </text:span><text:span text:style-name="T2">Joystick Configuration</text:span></text:p>
      <text:p text:style-name="P82"><text:span text:style-name="T2"><text:tab/> <text:s text:c="2"/></text:span><text:span text:style-name="T4">Press Enter to go to the joystick calibration and configuration screen.</text:span></text:p>
      <text:p text:style-name="P5"/>
      <text:p text:style-name="P93"><text:span text:style-name="T3">• </text:span><text:span text:style-name="T2">Back</text:span></text:p>
      <text:p text:style-name="P35"/>
      <text:p text:style-name="P94">Brings you back to the previous screen.</text:p>
      <text:p text:style-name="P94"/>
      <text:p text:style-name="P94"/>
      <text:p text:style-name="P94"/>
      <text:p text:style-name="P36"/>
      <text:list xml:id="list452177517" text:style-name="WW8Num1">
        <text:list-item>
          <text:p text:style-name="P148">Reset to strict gameplay / Reset to unrestricted play </text:p>
        </text:list-item>
      </text:list>
      <text:p text:style-name="P14"/>
      <text:p text:style-name="P84">Press return to reset the game. </text:p>
      <text:p text:style-name="P15"/>
      <text:p text:style-name="P84">Strict play disables any expansion packs and places gameplay into 'classic' mode. </text:p>
      <text:p text:style-name="P15"/>
      <text:list xml:id="list277981801" text:continue-numbering="true" text:style-name="WW8Num1">
        <text:list-item>
          <text:p text:style-name="P149">Exit (Windows / Linux only) </text:p>
        </text:list-item>
      </text:list>
      <text:p text:style-name="P37"/>
      <text:p text:style-name="P82"><text:span text:style-name="T3">Press </text:span><text:span text:style-name="T2">Return</text:span><text:span text:style-name="T3"> to quit the game.</text:span></text:p>
      <text:p text:style-name="P36"/>
      <text:p text:style-name="P134"><text:soft-page-break/><text:span text:style-name="T2">3 </text:span><text:span text:style-name="T3">or</text:span><text:span text:style-name="T2"> f3</text:span><text:tab/><text:span text:style-name="T8">Ship Outfitting </text:span><text:span text:style-name="T7">/</text:span><text:span text:style-name="T8"> Ship Purchase </text:span><text:span text:style-name="T7">(toggles between the two)</text:span></text:p>
      <text:p text:style-name="P35"/>
      <text:p text:style-name="P85"><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7"/>
      <text:p text:style-name="P85"><text:span text:style-name="T3">Use </text:span><text:span text:style-name="T2">left</text:span><text:span text:style-name="T3"> and </text:span><text:span text:style-name="T2">right</text:span><text:span text:style-name="T3"> cursor keys to move between pages.</text:span></text:p>
      <text:p text:style-name="P63"/>
      <text:p text:style-name="P18">4 or f4<text:tab/>Ship and Station Interfaces</text:p>
      <text:p text:style-name="P20"><text:tab/>Use up and down cursor keys to select, return to open the selected interface.</text:p>
      <text:p text:style-name="P20"><text:tab/>Use left and right cursor keys to move between pages</text:p>
      <text:p text:style-name="P18"/>
      <text:p text:style-name="P32"><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2"/>
      <text:p text:style-name="P32"><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5"/>
      <text:p text:style-name="P85"><text:span text:style-name="T3">Use </text:span><text:span text:style-name="T2">cursor keys</text:span><text:span text:style-name="T3"> or the </text:span><text:span text:style-name="T2">mouse button</text:span><text:span text:style-name="T3"> to select a hyperdrive target system.</text:span></text:p>
      <text:p text:style-name="P37"/>
      <text:p text:style-name="P85"><text:span text:style-name="T3">Use </text:span><text:span text:style-name="T2">Home</text:span><text:span text:style-name="T3"> key to select the current system.</text:span></text:p>
      <text:p text:style-name="P37"/>
      <text:p text:style-name="P86">On the Galactic Chart only, you may type a star name to locate it.</text:p>
      <text:p text:style-name="P37"/>
      <text:p text:style-name="P86">Also on the Galactic Chart:</text:p>
      <text:p text:style-name="P37"/>
      <text:p text:style-name="P82"><text:span text:style-name="T2">'^' </text:span><text:span text:style-name="T3">plots the route from your current system to your target system (requires advanced navigational array).</text:span></text:p>
      <text:p text:style-name="P37"/>
      <text:p text:style-name="P82"><text:span text:style-name="T2">'?' </text:span><text:span text:style-name="T3">takes you directly to the Carrier Market.</text:span></text:p>
      <text:p text:style-name="P37"/>
      <text:p text:style-name="P130">On the Short Range Chart:</text:p>
      <text:p text:style-name="P37"/>
      <text:p text:style-name="P82"><text:span text:style-name="T3">'</text:span><text:span text:style-name="T2">i</text:span><text:span text:style-name="T3">' shows information for each system (economy, government and tech level).</text:span></text:p>
      <text:p text:style-name="P36"/>
      <text:p text:style-name="P32"><text:span text:style-name="T2">7 </text:span><text:span text:style-name="T3">or</text:span><text:span text:style-name="T2"> f7</text:span><text:tab/><text:span text:style-name="T2">Planetary Database </text:span><text:span text:style-name="T3">(shows data on the selected system)</text:span></text:p>
      <text:p text:style-name="P22"/>
      <text:p text:style-name="P32"><text:span text:style-name="T2">8 </text:span><text:span text:style-name="T3">or</text:span><text:span text:style-name="T2"> f8</text:span><text:tab/><text:span text:style-name="T2">Commodity Market</text:span></text:p>
      <text:p text:style-name="P35"/>
      <text:p text:style-name="P132"><text:span text:style-name="T3">Use </text:span><text:span text:style-name="T2">up</text:span><text:span text:style-name="T3"> and </text:span><text:span text:style-name="T2">down</text:span><text:span text:style-name="T3"> cursor keys to select,</text:span></text:p>
      <text:p text:style-name="P133"/>
      <text:p text:style-name="P131"><text:span text:style-name="T2">right </text:span><text:span text:style-name="T3">to purchase commodity,</text:span><text:span text:style-name="T2"> left </text:span><text:span text:style-name="T3">to sell commodity.</text:span></text:p>
      <text:p text:style-name="P133"/>
      <text:p text:style-name="P131"><text:span text:style-name="T2">Return </text:span><text:span text:style-name="T3">buys or sells as much of the selected commodity as possible.</text:span></text:p>
      <text:p text:style-name="P5"/>
      <text:p text:style-name="P29"/>
      <text:p text:style-name="P3">Flight Key Commands:</text:p>
      <text:p text:style-name="P34"/>
      <text:p text:style-name="P74">Attitude Controls:</text:p>
      <text:p text:style-name="P22"/>
      <text:p text:style-name="P68"><text:span text:style-name="T2">Left &amp; Right <text:s text:c="4"/></text:span><text:span text:style-name="T3">Roll</text:span></text:p>
      <text:p text:style-name="P35"/>
      <text:p text:style-name="P68"><text:span text:style-name="T2">Up &amp; Down <text:s text:c="5"/></text:span><text:span text:style-name="T3">Pitch</text:span></text:p>
      <text:p text:style-name="P37"/>
      <text:p text:style-name="P69"><text:span text:style-name="T2">, &amp; .</text:span><text:tab/><text:span text:style-name="T7">Yaw</text:span></text:p>
      <text:p text:style-name="P69"><text:span text:style-name="T7"><text:tab/>Holding </text:span><text:span text:style-name="T8">Ctrl</text:span><text:span text:style-name="T10"> will turn more slowly.</text:span></text:p>
      <text:p text:style-name="P39"/>
      <text:p text:style-name="P74">Drive controls:</text:p>
      <text:p text:style-name="P35"/>
      <text:p text:style-name="P69"><text:span text:style-name="T2">w</text:span><text:tab/><text:span text:style-name="T3">Increase Speed</text:span></text:p>
      <text:p text:style-name="P37"/>
      <text:p text:style-name="P69"><text:span text:style-name="T2">s</text:span><text:tab/><text:span text:style-name="T3">Decrease Speed</text:span></text:p>
      <text:p text:style-name="P36"/>
      <text:p text:style-name="P74">Hyperspeed:</text:p>
      <text:p text:style-name="P35"/>
      <text:list xml:id="list58770502" text:style-name="WW8Num10">
        <text:list-item>
          <text:p text:style-name="P150">Toggle the in-system hyperspeed drive ("Torus Jump Drive") on and off. The drive is disabled by nearby mass/gravity effects. </text:p>
        </text:list-item>
      </text:list>
      <text:p text:style-name="P26"/>
      <text:p text:style-name="P74">Hyperdrive:</text:p>
      <text:p text:style-name="P35"/>
      <text:list xml:id="list295231160" text:style-name="WW8Num5">
        <text:list-item>
          <text:p text:style-name="P151">Activate the hyperdrive, also known as the witchspace jump drive. This drive must have a target destination selected in one of the charts. </text:p>
        </text:list-item>
      </text:list>
      <text:p text:style-name="P26"/>
      <text:p text:style-name="P69"><text:span text:style-name="T2">g</text:span><text:tab/><text:span text:style-name="T3">Activate the Galactic Hyperdrive (if installed).</text:span></text:p>
      <text:p text:style-name="P36"/>
      <text:p text:style-name="P74">Fuel Injection:</text:p>
      <text:p text:style-name="P35"/>
      <text:p text:style-name="P69"><text:span text:style-name="T2">i</text:span><text:tab/><text:span text:style-name="T3">Activate the afterburner Witchdrive Fuel Injectors (if installed).</text:span></text:p>
      <text:p text:style-name="P40"/>
      <text:p text:style-name="P74">Other controls:</text:p>
      <text:p text:style-name="P35"/>
      <text:list xml:id="list1706225050" text:style-name="WW8Num9">
        <text:list-item>
          <text:p text:style-name="P152">Pause / un-pause the game (only during flight). </text:p>
        </text:list-item>
      </text:list>
      <text:p text:style-name="P15"/>
      <text:p text:style-name="P95"><text:span text:style-name="T3">While paused you can access some elements of the Options menu by pressing </text:span><text:span text:style-name="T2">2</text:span><text:span text:style-name="T3"> or </text:span><text:span text:style-name="T2">f2</text:span><text:span text:style-name="T3">.</text:span></text:p>
      <text:p text:style-name="P95"><text:span text:style-name="T3">Also while paused you can press </text:span><text:span text:style-name="T2">o</text:span><text:span text:style-name="T3"> to Hide/Show the HUD. Useful for taking screenshots.</text:span></text:p>
      <text:p text:style-name="P9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Weaponry:</text:p>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1"/>
          </table:table-cell>
        </table:table-row>
        <table:table-row table:style-name="Table1.2">
          <table:table-cell table:style-name="Table1.A1" office:value-type="string">
            <text:p text:style-name="P17">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1"/>
          </table:table-cell>
        </table:table-row>
        <table:table-row table:style-name="Table1.2">
          <table:table-cell table:style-name="Table1.A1" office:value-type="string">
            <text:p text:style-name="P17">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1"/>
          </table:table-cell>
        </table:table-row>
        <table:table-row table:style-name="Table1.1">
          <table:table-cell table:style-name="Table1.A1" table:number-columns-spanned="3" office:value-type="string">
            <text:p text:style-name="P17">Missiles, mines and pylon mounted equipment:</text:p>
          </table:table-cell>
          <table:covered-table-cell/>
          <table:covered-table-cell/>
          <table:table-cell table:style-name="Table1.A1" office:value-type="string">
            <text:p text:style-name="P41"/>
          </table:table-cell>
        </table:table-row>
        <table:table-row table:style-name="Table1.2">
          <table:table-cell table:style-name="Table1.A1" office:value-type="string">
            <text:p text:style-name="P17">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1"/>
          </table:table-cell>
        </table:table-row>
        <table:table-row table:style-name="Table1.2">
          <table:table-cell table:style-name="Table1.A1" office:value-type="string">
            <text:p text:style-name="P17">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1"/>
          </table:table-cell>
        </table:table-row>
        <table:table-row table:style-name="Table1.2">
          <table:table-cell table:style-name="Table1.A1" office:value-type="string">
            <text:p text:style-name="P42"/>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1"/>
          </table:table-cell>
        </table:table-row>
        <table:table-row table:style-name="Table1.2">
          <table:table-cell table:style-name="Table1.A1" table:number-rows-spanned="2" office:value-type="string">
            <text:p text:style-name="P17">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1"/>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1"/>
          </table:table-cell>
        </table:table-row>
        <table:table-row table:style-name="Table1.9">
          <table:table-cell table:style-name="Table1.A1" office:value-type="string">
            <text:p text:style-name="P44">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1"/>
          </table:table-cell>
        </table:table-row>
      </table:table>
      <text:p text:style-name="P129"><text:span text:style-name="T15">u</text:span><text:tab/>If target identification is active, deactivate it and reactivate the missile/mine system. If missiles are active, clear any targets (places them in safety mode). </text:p>
      <text:list xml:id="list833878676" text:style-name="WW8Num2">
        <text:list-header>
          <text:p text:style-name="P153"><text:span text:style-name="T2">m</text:span><text:span text:style-name="T3"><text:tab/>Launch the current missile or mine (it must be locked on target, or armed first), and switch to the <text:tab/><text:tab/>next missile available. </text:span></text:p>
        </text:list-header>
      </text:list>
      <text:p text:style-name="P98"/>
      <text:p text:style-name="P98"/>
      <text:p text:style-name="P99">Selectable Equipment:</text:p>
      <text:p text:style-name="P97"><text:span text:style-name="T1">Shift-n</text:span><text:span text:style-name="T3"><text:tab/>Next selectable equipment</text:span></text:p>
      <text:p text:style-name="P97"><text:span text:style-name="T1">Shift-Ctrl-n</text:span><text:span text:style-name="T3"> <text:tab/>Previous selectable equipment</text:span></text:p>
      <text:p text:style-name="P97"><text:span text:style-name="T1">n</text:span><text:span text:style-name="T3"><text:tab/>Activate selectable equipment</text:span></text:p>
      <text:p text:style-name="P100">b<text:tab/>Secondary activation key for selectable equipment (not used by all equipment)</text:p>
      <text:p text:style-name="P100"/>
      <text:p text:style-name="P100"/>
      <text:p text:style-name="P26"/>
      <text:p text:style-name="P74">Target System Memory Expansion:</text:p>
      <text:p text:style-name="P70"><text:span text:style-name="T2">+</text:span><text:tab/><text:span text:style-name="T3">Lock on to next target in memory (if installed).</text:span></text:p>
      <text:p text:style-name="P35"/>
      <text:p text:style-name="P69"><text:span text:style-name="T2">-</text:span><text:tab/><text:span text:style-name="T3">Lock on to previous target in memory (if installed).</text:span></text:p>
      <text:p text:style-name="P36"/>
      <text:p text:style-name="P74">Anti-Missile ECM:</text:p>
      <text:p text:style-name="P35"/>
      <text:p text:style-name="P69"><text:span text:style-name="T2">e</text:span><text:tab/><text:span text:style-name="T3">Activate anti-missile Electronic Counter-Measures (if installed).</text:span></text:p>
      <text:p text:style-name="P36"/>
      <text:p text:style-name="P74">Scanner:</text:p>
      <text:p text:style-name="P35"/>
      <text:p text:style-name="P101"><text:span text:style-name="T2">z</text:span><text:span text:style-name="T3"><text:tab/>Adjust scanner zoom ratio (only during flight). </text:span></text:p>
      <text:p text:style-name="P15"/>
      <text:p text:style-name="P87">This allows you to 'zoom in' to navigate around small, close-to objects. </text:p>
      <text:p text:style-name="P37"/>
      <text:p text:style-name="P102">A small indicator next to the compass indicates the current scanner ratio (from 1:1 to 5:1).</text:p>
      <text:p text:style-name="P26"/>
      <text:p text:style-name="P69"><text:span text:style-name="T2">Z (shift-z)</text:span><text:tab/><text:span text:style-name="T3">Zoom out to 1:1 scanner ratio.</text:span></text:p>
      <text:p text:style-name="P36"/>
      <text:p text:style-name="P76">Advanced Space Compass:</text:p>
      <text:p text:style-name="P35"/>
      <text:p text:style-name="P103"><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104">Shift-\<text:tab/>Change compass mode (reverse cycling)</text:p>
      <text:p text:style-name="P104"/>
      <text:p text:style-name="P45"/>
      <text:p text:style-name="P76">Communications:</text:p>
      <text:p text:style-name="P137"><text:span text:style-name="T1">`</text:span><text:span text:style-name="T3"><text:tab/>View communications log. </text:span></text:p>
      <text:p text:style-name="P15"/>
      <text:p text:style-name="P87">Allows you to see recent ship-to-ship communications. </text:p>
      <text:p text:style-name="P37"/>
      <text:p text:style-name="P69"><text:span text:style-name="T8">L (shift-l)</text:span><text:tab/><text:span text:style-name="T3">Request / Cancel / Renew docking clearance.</text:span></text:p>
      <text:p text:style-name="P36"><text:soft-page-break/></text:p>
      <text:p text:style-name="P74">View screens:</text:p>
      <text:p text:style-name="P35"/>
      <text:p text:style-name="P69"><text:span text:style-name="T2">1 </text:span><text:span text:style-name="T3">or</text:span><text:span text:style-name="T2"> f1</text:span><text:tab/><text:span text:style-name="T3">View forward</text:span></text:p>
      <text:p text:style-name="P37"/>
      <text:p text:style-name="P69"><text:span text:style-name="T2">2 </text:span><text:span text:style-name="T3">or</text:span><text:span text:style-name="T2"> f2</text:span><text:tab/><text:span text:style-name="T7">View aft</text:span></text:p>
      <text:p text:style-name="P37"/>
      <text:p text:style-name="P69"><text:span text:style-name="T2">3 </text:span><text:span text:style-name="T3">or</text:span><text:span text:style-name="T2"> f3</text:span><text:tab/><text:span text:style-name="T7">View port</text:span></text:p>
      <text:p text:style-name="P37"/>
      <text:p text:style-name="P69"><text:span text:style-name="T2">4 </text:span><text:span text:style-name="T3">or</text:span><text:span text:style-name="T2"> f4</text:span><text:tab/><text:span text:style-name="T3">View starboard</text:span></text:p>
      <text:p text:style-name="P37"/>
      <text:p text:style-name="P69"><text:span text:style-name="T2">v</text:span><text:tab/><text:span text:style-name="T3">Toggle between external views</text:span></text:p>
      <text:p text:style-name="P40"/>
      <text:p text:style-name="P69"><text:span text:style-name="T2">5 </text:span><text:span text:style-name="T3">or</text:span><text:span text:style-name="T2"> f5</text:span><text:tab/><text:span text:style-name="T3">Status / Ship's Manifest (see above)</text:span></text:p>
      <text:p text:style-name="P22"/>
      <text:p text:style-name="P69"><text:span text:style-name="T2">6 </text:span><text:span text:style-name="T3">or</text:span><text:span text:style-name="T2"> f6</text:span><text:tab/><text:span text:style-name="T3">Short range Chart / Galactic Chart (see above)</text:span></text:p>
      <text:p text:style-name="P22"/>
      <text:p text:style-name="P69"><text:span text:style-name="T2">7 </text:span><text:span text:style-name="T3">or</text:span><text:span text:style-name="T2"> f7</text:span><text:tab/><text:span text:style-name="T3">Planetary Database (see above)</text:span></text:p>
      <text:p text:style-name="P22"/>
      <text:p text:style-name="P69"><text:span text:style-name="T2">8 </text:span><text:span text:style-name="T3">or</text:span><text:span text:style-name="T2"> f8</text:span><text:tab/><text:span text:style-name="T3">Commodity Market (see above)</text:span></text:p>
      <text:p text:style-name="P22"/>
      <text:p text:style-name="P74">Automated Docking:</text:p>
      <text:p text:style-name="P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1"/>
          </table:table-cell>
        </table:table-row>
        <table:table-row table:style-name="Table2.1">
          <table:table-cell table:style-name="Table2.D1" office:value-type="string">
            <text:p text:style-name="P17">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17">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1"/>
          </table:table-cell>
        </table:table-row>
        <table:table-row table:style-name="Table2.3">
          <table:table-cell table:style-name="Table2.D1" office:value-type="string">
            <text:p text:style-name="P17"/>
          </table:table-cell>
          <table:table-cell table:style-name="Table2.D1" table:number-columns-spanned="2" office:value-type="string">
            <text:p text:style-name="P7">(requires Docking Computer).</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7"/>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7">Ejecting cargo items:</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d</text:p>
          </table:table-cell>
          <table:table-cell table:style-name="Table2.D1" table:number-columns-spanned="2" office:value-type="string">
            <text:p text:style-name="P7">Eject one cargo pod.</text:p>
          </table:table-cell>
          <table:covered-table-cell/>
          <table:table-cell table:style-name="Table2.D1" office:value-type="string">
            <text:p text:style-name="P41"/>
          </table:table-cell>
        </table:table-row>
        <table:table-row table:style-name="Table2.3">
          <table:table-cell table:style-name="Table2.D1" office:value-type="string">
            <text:p text:style-name="P17">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1"/>
          </table:table-cell>
        </table:table-row>
        <table:table-row table:style-name="Table2.6">
          <table:table-cell table:style-name="Table2.D1" office:value-type="string">
            <text:p text:style-name="P17">Escape Pod:</text:p>
          </table:table-cell>
          <table:table-cell table:style-name="Table2.D1" office:value-type="string">
            <text:p text:style-name="P43"/>
          </table:table-cell>
          <table:table-cell table:style-name="Table2.D1" office:value-type="string">
            <text:p text:style-name="P43"/>
          </table:table-cell>
          <table:table-cell table:style-name="Table2.D1" office:value-type="string">
            <text:p text:style-name="P41"/>
          </table:table-cell>
        </table:table-row>
        <table:table-row table:style-name="Table2.3">
          <table:table-cell table:style-name="Table2.D1" office:value-type="string">
            <text:p text:style-name="P17">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17">Specialist Equipment:</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41"/>
          </table:table-cell>
        </table:table-row>
        <table:table-row table:style-name="Table2.6">
          <table:table-cell table:style-name="Table2.D1" table:number-columns-spanned="3" office:value-type="string">
            <text:p text:style-name="P21">Energy Bomb:</text:p>
          </table:table-cell>
          <table:covered-table-cell/>
          <table:covered-table-cell/>
          <table:table-cell table:style-name="Table2.D1" office:value-type="string">
            <text:p text:style-name="P41"/>
          </table:table-cell>
        </table:table-row>
        <table:table-row table:style-name="Table2.3">
          <table:table-cell table:style-name="Table2.D1" office:value-type="string">
            <text:p text:style-name="P17">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41"/>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41"/>
          </table:table-cell>
        </table:table-row>
        <table:table-row table:style-name="Table2.16">
          <table:table-cell table:style-name="Table2.A1" table:number-rows-spanned="2" office:value-type="string">
            <text:p text:style-name="P31"><text:span text:style-name="T12">* </text:span><text:span text:style-name="T13">(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1"/>
          </table:table-cell>
        </table:table-row>
        <table:table-row table:style-name="Table2.17">
          <table:covered-table-cell/>
          <table:covered-table-cell/>
          <table:covered-table-cell/>
          <table:table-cell table:style-name="Table2.D1" office:value-type="string">
            <text:p text:style-name="P41"/>
          </table:table-cell>
        </table:table-row>
        <table:table-row table:style-name="Table2.18">
          <table:table-cell table:style-name="Table2.D1" office:value-type="string">
            <text:p text:style-name="P46"><text:span text:style-name="T14"></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1"/>
          </table:table-cell>
        </table:table-row>
        <table:table-row table:style-name="Table2.19">
          <table:table-cell table:style-name="Table2.D1" office:value-type="string">
            <text:p text:style-name="P19">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1"/>
          </table:table-cell>
        </table:table-row>
        <table:table-row table:style-name="Table2.20">
          <table:table-cell table:style-name="Table2.D1" office:value-type="string">
            <text:p text:style-name="P47"><text:span text:style-name="T9">Ctrl-</text:span><text:span text:style-name="T14"></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1"/>
          </table:table-cell>
        </table:table-row>
        <table:table-row table:style-name="Table2.19">
          <table:table-cell table:style-name="Table2.D1" table:number-rows-spanned="2" office:value-type="string">
            <text:p text:style-name="P17">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1"/>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1"/>
          </table:table-cell>
        </table:table-row>
        <table:table-row table:style-name="Table2.3">
          <table:table-cell table:style-name="Table2.D1" office:value-type="string">
            <text:p text:style-name="P17">M (shift-M)</text:p>
          </table:table-cell>
          <table:table-cell table:style-name="Table2.D1" table:number-columns-spanned="2" office:value-type="string">
            <text:p text:style-name="P31"><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Mouse left-right </text:span><text:span text:style-name="T3">controls roll.</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Mouse forward-back </text:span><text:span text:style-name="T3">controls pitch.</text:span></text:p>
          </table:table-cell>
          <table:covered-table-cell/>
          <table:table-cell table:style-name="Table2.D1" office:value-type="string">
            <text:p text:style-name="P41"/>
          </table:table-cell>
        </table:table-row>
        <table:table-row table:style-name="Table2.3">
          <table:table-cell table:style-name="Table2.D1" office:value-type="string">
            <text:p text:style-name="P42"/>
          </table:table-cell>
          <table:table-cell table:style-name="Table2.D1" table:number-columns-spanned="2" office:value-type="string">
            <text:p text:style-name="P31"><text:span text:style-name="T2">Left mouse button </text:span><text:span text:style-name="T3">fires weapons.</text:span></text:p>
          </table:table-cell>
          <table:covered-table-cell/>
          <table:table-cell table:style-name="Table2.D1" office:value-type="string">
            <text:p text:style-name="P41"/>
          </table:table-cell>
        </table:table-row>
        <table:table-row table:style-name="Table2.3">
          <table:table-cell table:style-name="Table2.D1" table:number-rows-spanned="2" office:value-type="string">
            <text:p text:style-name="P48"><text:span text:style-name="T14"></text:span><text:span text:style-name="T2">?</text:span></text:p>
          </table:table-cell>
          <table:table-cell table:style-name="Table2.D1" table:number-columns-spanned="2" office:value-type="string">
            <text:p text:style-name="P31"><text:span text:style-name="T2">Right mouse button </text:span><text:span text:style-name="T3">cancels roll and pitch, centering the controls.</text:span></text:p>
          </table:table-cell>
          <table:covered-table-cell/>
          <table:table-cell table:style-name="Table2.D1" office:value-type="string">
            <text:p text:style-name="P41"/>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1"/>
          </table:table-cell>
        </table:table-row>
      </table:table>
      <text:p text:style-name="P49"/>
      <text:p text:style-name="P3">iTunes Integration in Mac OS X:</text:p>
      <text:p text:style-name="P75"><text:span text:style-name="T3">iTunes integration allows you to choose the music to be played in the background as you are running Oolite. With iTunes integration switched </text:span><text:span text:style-name="T2">on</text:span><text:span text:style-name="T3">, Oolite looks for music in iTunes playlists with the following names:</text:span></text:p>
      <text:p text:style-name="P5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
          </table:table-cell>
          <table:table-cell table:style-name="Table3.A1" office:value-type="string">
            <text:p text:style-name="P17">Oolite-Inflight</text:p>
          </table:table-cell>
          <table:table-cell table:style-name="Table3.A1" office:value-type="string">
            <text:p text:style-name="P7">should contain music tracks to be played during flight,</text:p>
          </table:table-cell>
        </table:table-row>
        <table:table-row table:style-name="Table3.2">
          <table:table-cell table:style-name="Table3.A1" office:value-type="string">
            <text:p text:style-name="P42"/>
          </table:table-cell>
          <table:table-cell table:style-name="Table3.A1" office:value-type="string">
            <text:p text:style-name="P17">Oolite-Docked</text:p>
          </table:table-cell>
          <table:table-cell table:style-name="Table3.A1" office:value-type="string">
            <text:p text:style-name="P7">should contain music tracks to be played while in dock,</text:p>
          </table:table-cell>
        </table:table-row>
        <table:table-row table:style-name="Table3.1">
          <table:table-cell table:style-name="Table3.A3" office:value-type="string">
            <text:p text:style-name="P7">and</text:p>
          </table:table-cell>
          <table:table-cell table:style-name="Table3.A3" office:value-type="string">
            <text:p text:style-name="P17">Oolite-Docking</text:p>
          </table:table-cell>
          <table:table-cell table:style-name="Table3.A1" office:value-type="string">
            <text:p text:style-name="P7">should contain music tracks to be played during the docking sequence.</text:p>
          </table:table-cell>
        </table:table-row>
      </table:table>
      <text:p text:style-name="P51"/>
      <text:p text:style-name="P73"/>
      <text:p text:style-name="P73">You should set up these playlists yourself, choosing whatever music you like to listen to while playing Oolite.iTunes integration relies on Applescript and the ability to run iTunes and Oolite simultaneously and therefore may not be a good choice on a slower machine. If your Mac is fast enough to allow you to do this normally then there should be no problem.</text:p>
      <text:p text:style-name="P52"/>
      <text:p text:style-name="P52"/>
      <text:p text:style-name="P52"/>
      <text:p text:style-name="P52"/>
      <text:p text:style-name="P52"/>
      <text:p text:style-name="P52"/>
      <text:p text:style-name="P52"/>
      <text:p text:style-name="P52"/>
      <text:p text:style-name="P52"/>
      <text:p text:style-name="P52"/>
      <text:p text:style-name="P146">Changing user preferences in Windows:</text:p>
      <text:p text:style-name="P34"/>
      <text:p text:style-name="P16">The user preferences defaults file .GNUstepDefaults</text:p>
      <text:p text:style-name="P35"/>
      <text:p text:style-name="P105">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3"/>
      <text:p text:style-name="P53"/>
      <text:p text:style-name="P16">Switching between full screen and windowed mode, or changing resolution</text:p>
      <text:p text:style-name="P35"/>
      <text:p text:style-name="P106">To change the fullscreen mode resolution, you can use the Game Options... menu or alternatively edit the .GNUstepDefaults file by changing the display_width and display_height values, and ensuring the fullscreen property has a value of &lt;*BY&gt;.</text:p>
      <text:p text:style-name="P50"/>
      <text:p text:style-name="P50"/>
      <text:p text:style-name="P50"/>
      <text:p text:style-name="P50"/>
      <text:p text:style-name="P135">.GNUstepDefaults editing examples</text:p>
      <text:p text:style-name="P138"/>
      <text:p text:style-name="P108">These settings will give a fullscreen display of 800x600, about one third sound volume, reduced detail set to 'No', wireframe graphics set to 'Yes', and shader effects set to 'Simple':</text:p>
      <text:p text:style-name="P139"/>
      <text:p text:style-name="P140">{</text:p>
      <text:p text:style-name="P141"/>
      <text:p text:style-name="P143">NSGlobalDomain = { };</text:p>
      <text:p text:style-name="P139"/>
      <text:p text:style-name="P144">oolite.exe = { display_width = &lt;*I800&gt;; display_height = &lt;*I600&gt;; fullscreen = &lt;*BY&gt;;</text:p>
      <text:p text:style-name="P145">"reduced-detail-graphics" = *BN&gt;; "shader-effects-level" = &lt;*I2&gt;; volume_control = &lt;*R0.26&gt;; "wireframe-graphics" = &lt;*BY&gt;;</text:p>
      <text:p text:style-name="P139"/>
      <text:p text:style-name="P111">};</text:p>
      <text:p text:style-name="P142"/>
      <text:p text:style-name="P140">}</text:p>
      <text:p text:style-name="P56"/>
      <text:p text:style-name="P112">And these settings will give a fullscreen display of 1400x1050, full sound volume, reduced detail set to 'No', wireframe graphics set to 'No', and shader effects set to 'Full':</text:p>
      <text:p text:style-name="P26"/>
      <text:p text:style-name="P54">{</text:p>
      <text:p text:style-name="P113">NSGlobalDomain = { };</text:p>
      <text:p text:style-name="P114">oolite.exe = {</text:p>
      <text:p text:style-name="P114">display_width = &lt;*I1400&gt;;</text:p>
      <text:p text:style-name="P114">display_height = &lt;*I1050&gt;;</text:p>
      <text:p text:style-name="P114">fullscreen = &lt;*BY&gt;;</text:p>
      <text:p text:style-name="P113">"reduced-detail-graphics" = *BN&gt;;</text:p>
      <text:p text:style-name="P113">"shader-effects-level" = &lt;*I3&gt;;</text:p>
      <text:p text:style-name="P113">volume_control = &lt;*R1&gt;;</text:p>
      <text:p text:style-name="P113">"wireframe-graphics" = &lt;*BN&gt;;</text:p>
      <text:p text:style-name="P115"/>
      <text:p text:style-name="P113">};</text:p>
      <text:p text:style-name="P55"/>
      <text:p text:style-name="P54">}</text:p>
      <text:p text:style-name="P54"/>
      <text:p text:style-name="P106">There are quite a few other settings that can be used inside .GNUstepDefaults, some are: </text:p>
      <text:p text:style-name="P54">"use-texture-lod-bias" = NO;</text:p>
      <text:p text:style-name="P54">"splash-screen" = NO;</text:p>
      <text:p text:style-name="P54">"mouse-control-in-windowed-mode" = YES;</text:p>
      <text:p text:style-name="P54"/>
      <text:p text:style-name="P6">For more information please refer to http://wiki.alioth.net/index.php/Hidden_Settings_in_Oolite.</text:p>
      <text:p text:style-name="P6"/>
      <text:p text:style-name="P3">Test Builds</text:p>
      <text:p text:style-name="P6">Starting with Oolite 1.77 there will b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36">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
          </table:table-cell>
          <table:table-cell table:style-name="Table4.A1" office:value-type="string">
            <text:p text:style-name="P17">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2"/>
          </table:table-cell>
          <table:table-cell table:style-name="Table4.A1" office:value-type="string">
            <text:p text:style-name="P17">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2"/>
          </table:table-cell>
          <table:table-cell table:style-name="Table4.A1" office:value-type="string">
            <text:p text:style-name="P17">c</text:p>
          </table:table-cell>
          <table:table-cell table:style-name="Table4.A1" office:value-type="string">
            <text:p text:style-name="P7">Enables octree debugging.</text:p>
          </table:table-cell>
        </table:table-row>
        <table:table-row table:style-name="Table4.2">
          <table:table-cell table:style-name="Table4.A1" office:value-type="string">
            <text:p text:style-name="P42"/>
          </table:table-cell>
          <table:table-cell table:style-name="Table4.A1" office:value-type="string">
            <text:p text:style-name="P17">d</text:p>
          </table:table-cell>
          <table:table-cell table:style-name="Table4.A1" office:value-type="string">
            <text:p text:style-name="P7">Enables all debug flags.</text:p>
          </table:table-cell>
        </table:table-row>
        <table:table-row table:style-name="Table4.2">
          <table:table-cell table:style-name="Table4.A1" office:value-type="string">
            <text:p text:style-name="P42"/>
          </table:table-cell>
          <table:table-cell table:style-name="Table4.A1" office:value-type="string">
            <text:p text:style-name="P17">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2"/>
          </table:table-cell>
          <table:table-cell table:style-name="Table4.A1" office:value-type="string">
            <text:p text:style-name="P17">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2"/>
          </table:table-cell>
          <table:table-cell table:style-name="Table4.A1" office:value-type="string">
            <text:p text:style-name="P17">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2"/>
          </table:table-cell>
          <table:table-cell table:style-name="Table4.A1" office:value-type="string">
            <text:p text:style-name="P17">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2"/>
          </table:table-cell>
          <table:table-cell table:style-name="Table4.A1" office:value-type="string">
            <text:p text:style-name="P17"/>
          </table:table-cell>
          <table:table-cell table:style-name="Table4.A1" office:value-type="string">
            <text:p text:style-name="P7"/>
          </table:table-cell>
        </table:table-row>
      </table:table>
      <text:p text:style-name="P57"/>
      <text:p text:style-name="P13">When pressing shift-F, the FPS display will show additional info, including a TAF indicator.</text:p>
      <text:p text:style-name="P57"/>
      <text:p text:style-name="P116">Helpful Information</text:p>
      <text:p text:style-name="P24"/>
      <text:p text:style-name="P30"><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2"/>
      <text:p text:style-name="P30"><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30"><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2"/>
      <text:p text:style-name="P30"><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2"/>
      <text:p text:style-name="P30"><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2"/>
      <text:p text:style-name="P117"><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54">We are immensely grateful to all the people who have been testing Oolite and slowly bringing it towards perfection.</text:p>
      <text:p text:style-name="P22"/>
      <text:p text:style-name="P6">Thanks to all of you!</text:p>
      <text:p text:style-name="P58"/>
      <text:p text:style-name="P118">Note: my email address for feedback is AHRUMAN@OOLITE.ORG </text:p>
      <text:p text:style-name="P119"><text:span text:style-name="T8">You can also report bugs and give feedback at </text:span><text:a xlink:type="simple" xlink:href="http://www.aegidian.org/bb"><text:span text:style-name="Internet_20_link"><text:span text:style-name="T5">http://www.aegidian.org/bb</text:span></text:span></text:a><text:span text:style-name="T8"> </text:span></text:p>
      <text:p text:style-name="P107">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59"/>
      <text:p text:style-name="P120">License</text:p>
      <text:p text:style-name="P24"/>
      <text:p text:style-name="P6">Copyright © 2004-2013 Giles C Williams, Jens Ayton and contributors.</text:p>
      <text:p text:style-name="P22"/>
      <text:p text:style-name="P6">This work is licensed under the GNU General Public License version 2.</text:p>
      <text:p text:style-name="P22"/>
      <text:p text:style-name="P121">This program is free software; you can redistribute it and/or modify it under the terms of the GNU General Public License as published by the Free Software Foundation; either version 2 of the License, or (at your option) any later version.</text:p>
      <text:p text:style-name="P60"/>
      <text:p text:style-name="P109">This program is distributed in the hope that it will be useful, but WITHOUT ANY WARRANTY; without even the implied warranty of MERCHANTABILITY or FITNESS FOR A PARTICULAR PURPOSE. See the GNU General Public License for more details.</text:p>
      <text:p text:style-name="P61"/>
      <text:p text:style-name="P122">You should have received a copy of the GNU General Public License along with this program; if not, write to the Free Software Foundation, Inc., 51 Franklin Street, Fifth Floor, Boston, MA 02110-1301, USA.</text:p>
      <text:p text:style-name="P52"/>
      <text:p text:style-name="P12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6"/>
      <text:p text:style-name="P79">To view a copy of Attribution-Non Commercial-Share Alike license, visit http://creativecommons.org/licenses/by-nc-sa/3.0/ or send a letter to Creative Commons, 559 Nathan Abbott Way, Stanford, California 94305, USA.</text:p>
      <text:p text:style-name="P27"/>
      <text:p text:style-name="P110">You are free:</text:p>
      <text:p text:style-name="P61"/>
      <text:list xml:id="list146375093" text:style-name="WW8Num6">
        <text:list-item>
          <text:p text:style-name="P155">to Share — to copy, distribute and transmit the work </text:p>
        </text:list-item>
      </text:list>
      <text:p text:style-name="P5"/>
      <text:list xml:id="list1258924872" text:continue-numbering="true" text:style-name="WW8Num6">
        <text:list-item>
          <text:p text:style-name="P155">to Remix — to adapt the work </text:p>
        </text:list-item>
      </text:list>
      <text:p text:style-name="P29"/>
      <text:p text:style-name="P110">Under the following conditions:</text:p>
      <text:p text:style-name="P61"/>
      <text:list xml:id="list140905779" text:style-name="WW8Num7">
        <text:list-item>
          <text:p text:style-name="P157">Attribution. You must attribute the work in the manner specified by the author or licensor (but not in any way that suggests that they endorse you or your use of the work). </text:p>
        </text:list-item>
      </text:list>
      <text:p text:style-name="P12"/>
      <text:list xml:id="list1735480450" text:continue-numbering="true" text:style-name="WW8Num7">
        <text:list-item>
          <text:p text:style-name="P156">Noncommercial. You may not use this work for commercial purposes. </text:p>
        </text:list-item>
      </text:list>
      <text:p text:style-name="P5"/>
      <text:list xml:id="list1091076586" text:continue-numbering="true" text:style-name="WW8Num7">
        <text:list-item>
          <text:p text:style-name="P158">Share Alike. If you alter, transform, or build upon this work, you may distribute the resulting work only under the same or similar license to this one. </text:p>
        </text:list-item>
      </text:list>
      <text:p text:style-name="P26"/>
      <text:p text:style-name="P77">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7">.</text:p>
      <text:p text:style-name="P26"/>
      <text:p text:style-name="P124">Your fair dealing and other rights are in no way affected by the above. This is a human-readable summary of the Legal Code (the full license).</text:p>
      <text:p text:style-name="P62"/>
      <text:p text:style-name="P6">The source code distribution and the Mac OS X version of Oolite contain parts subject to the following license:</text:p>
      <text:p text:style-name="P22"/>
      <text:p text:style-name="P110">VirtualRingBuffer</text:p>
      <text:p text:style-name="P61"/>
      <text:p text:style-name="P110">Copyright © 2002, Kurt Revis. All rights reserved.</text:p>
      <text:p text:style-name="P29"/>
      <text:p text:style-name="P121">Redistribution and use in source and binary forms, with or without modification, are permitted provided that the following conditions are met:</text:p>
      <text:p text:style-name="P60"/>
      <text:list xml:id="list1551604400" text:style-name="WW8Num3">
        <text:list-item>
          <text:p text:style-name="P159">Redistributions of source code must retain the above copyright notice, this list of conditions and the following disclaimer. </text:p>
        </text:list-item>
        <text:list-item>
          <text:p text:style-name="P160">Redistributions in binary form must reproduce the above copyright notice, this list of conditions and the following disclaimer in the documentation and/or other materials provided with the distribution. </text:p>
        </text:list-item>
        <text:list-item>
          <text:p text:style-name="P161">Neither the name of Snoize nor the names of its contributors may be used to endorse or promote products derived from this software without specific prior written permission. </text:p>
        </text:list-item>
      </text:list>
      <text:p text:style-name="P126"/>
      <text:p text:style-name="P12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developer.berlios.de/projects/oolite-linux"><text:span text:style-name="Internet_20_link"><text:span text:style-name="T5">https://developer.berlios.de/projects/oolite-linux</text:span></text:span></text:a><text:span text:style-name="T5"> for details and Oolite’s source code download.</text:span></text:p>
      <text:p text:style-name="P127"/>
      <text:p text:style-name="P26"/>
      <text:p text:style-name="P12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arknikk</meta:initial-creator>
    <meta:creation-date>2009-08-23T11:58:00</meta:creation-date>
    <dc:date>2013-01-01T14:11:54</dc:date>
    <meta:print-date>2011-02-09T21:04:00</meta:print-date>
    <meta:editing-cycles>22</meta:editing-cycles>
    <meta:editing-duration>PT01H28M23S</meta:editing-duration>
    <meta:generator>NeoOffice/3.2.1$Unix OpenOffice.org_project/Patch 8</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4" meta:image-count="1" meta:object-count="0" meta:page-count="5" meta:paragraph-count="296" meta:word-count="2940" meta:character-count="18506"/>
  </office:meta>
</office:document-meta>
</file>